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7.25pt"/>
    </style:style>
    <style:style style:name="P2" style:family="paragraph" style:parent-style-name="Standard">
      <style:text-properties officeooo:rsid="00174c30" officeooo:paragraph-rsid="00174c30"/>
    </style:style>
    <style:style style:name="P3" style:family="paragraph" style:parent-style-name="Standard">
      <style:text-properties fo:font-size="16pt" style:text-underline-style="solid" style:text-underline-width="auto" style:text-underline-color="font-color" fo:font-weight="bold" officeooo:rsid="00174c30" officeooo:paragraph-rsid="00174c30"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19ab17" officeooo:paragraph-rsid="0019ab17"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fe266" officeooo:paragraph-rsid="001fe266" style:font-size-asian="14pt" style:font-weight-asian="bold" style:font-size-complex="16pt" style:font-weight-complex="bold"/>
    </style:style>
    <style:style style:name="P6" style:family="paragraph" style:parent-style-name="Standard">
      <style:text-properties fo:font-size="12pt" style:text-underline-style="none" fo:font-weight="normal" officeooo:rsid="00174c30" officeooo:paragraph-rsid="00174c30"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rsid="0019ab17" officeooo:paragraph-rsid="0019ab17"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b2c01" officeooo:paragraph-rsid="001b2c01"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e5e3c" officeooo:paragraph-rsid="001e5e3c"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fe266" officeooo:paragraph-rsid="001fe266" style:font-size-asian="10.5pt" style:font-weight-asian="normal" style:font-size-complex="12pt" style:font-weight-complex="normal"/>
    </style:style>
    <style:style style:name="T1" style:family="text">
      <style:text-properties officeooo:rsid="0014de91"/>
    </style:style>
    <style:style style:name="T2" style:family="text">
      <style:text-properties style:font-name="sans-serif" fo:font-size="17.25pt"/>
    </style:style>
    <style:style style:name="T3" style:family="text">
      <style:text-properties officeooo:rsid="0018d239"/>
    </style:style>
    <style:style style:name="T4" style:family="text">
      <style:text-properties officeooo:rsid="001ce89b"/>
    </style:style>
    <style:style style:name="T5" style:family="text">
      <style:text-properties officeooo:rsid="001f97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text:span>nline stores are interested in identifying the geographical distribution of their customers</text:p>
      <text:p text:style-name="Standard"/>
      <text:p text:style-name="Standard"><text:span text:style-name="T2">residents may be interested in the crime patterns </text:span>in their communities</text:p>
      <text:p text:style-name="Standard"/>
      <text:p text:style-name="Standard"/>
      <text:p text:style-name="P2">Grid based clustering is widely used to combine neighbor points into one single cluster to reduce the total number of symbols being displayed in the current map view. These tools are not concerned with patterns or with showing patterns on the map.</text:p>
      <text:p text:style-name="P2"/>
      <text:p text:style-name="P3">Distance functions in spatial clustering</text:p>
      <text:p text:style-name="P6">Geometric distance is usually used as the scale of similarity in the “ideal model”. However, sometimes the non-spatial attributes of objects are also incorporated in the distance function.</text:p>
      <text:p text:style-name="P6"/>
      <text:p text:style-name="P6">Distance function is always tailored to different clustering purposes. If the distance can be defined as the shortest travelling time between 2 different addresses in the city. In this case, the distance function should take into account road networks, speed limitations, volumes of traffic, number of traffic lights and stop signs.</text:p>
      <text:p text:style-name="P6"/>
      <text:p text:style-name="P6">1) Euclidean distance</text:p>
      <text:p text:style-name="P6">2) manhattan distance</text:p>
      <text:p text:style-name="P6">3) Great circle distance</text:p>
      <text:p text:style-name="P6"/>
      <text:p text:style-name="P6">Non-spacial attributes can be of 2 types-</text:p>
      <text:p text:style-name="P6">1) numerical- these values can usually be transformed into some standarized values and calculated by using geometric distance functions as additional dimensions.</text:p>
      <text:p text:style-name="P6"/>
      <text:p text:style-name="P6">2) non-numerical- new functions are defined to transform non-numerical values to <text:span text:style-name="T3">numerical, such as wight in GDBSCAN or “purity” in DBRS.</text:span></text:p>
      <text:p text:style-name="P6"/>
      <text:p text:style-name="P4">Spatial Clustering Methods</text:p>
      <text:p text:style-name="P7"/>
      <text:p text:style-name="P8">1) Partitioning methods- <text:span text:style-name="T4">they start with some arbitary initial clusters and iteratively reallocate points to clusters until a stopping criteria is met. e.g K-means, PAM, CLARA, CLARANS and EM.</text:span></text:p>
      <text:p text:style-name="P8"/>
      <text:p text:style-name="P9">2) Hierarchical Methods- <text:span text:style-name="T5">These methods can be either agglomerative or divisive. An agglomerative method starts with each point as a separate cluster, and successfully performs merging until a stopping criteria is met.</text:span></text:p>
      <text:p text:style-name="P10">A divisive method begins with all points in a single cluster and performs splitting until a stopping criteria is met. Eg. CURE, BIRCH, CHAMELEON</text:p>
      <text:p text:style-name="P10"/>
      <text:p text:style-name="P10">3) Density-based methods- They try to find clusters based on the density of points in regions. Dense regions that are reachable from each other are merged to form clusters. They are best used to find clusters of arbitary shape. eg. DBSCAN, OPTICS, DBRS.</text:p>
      <text:p text:style-name="P10"/>
      <text:p text:style-name="P10">4) Grid-based methods- They quantize the clustering space into a finite number of cells and then perform the required operations on the quantized space. Cells containing more than a certain number of points are considered to be dense. Contiguous dense cells are connected to form clusters. Eg. CLIQUE, STING and WaveCluster.</text:p>
      <text:p text:style-name="P10"/>
      <text:p text:style-name="P10">5) Model-Based Methods- These methods hypothesize a model for each of the clusters and attempt to optimize the fit between the data and some mathematical models such as Autoclass and COBWEB.</text:p>
      <text:p text:style-name="P5"><text:soft-page-break/>Client-server Clustering</text:p>
      <text:p text:style-name="P5"/>
      <text:p text:style-name="P10">1) Clustering on client side- <text:s/>These methods are usually attached to specific online map services APIs. Clustering techniques at Client-side are relatively simple. Grid-based clustering is the most common algorithm used. Clustering work is usually performed by the browser. Subsequently, the browser and online map services API display the clustering result as a layer superimposed on the map. This mechanism restricts the size of clustering data to be relatively small, usually under few thousand points.</text:p>
      <text:p text:style-name="P10"/>
      <text:p text:style-name="P10">2) Server-side Clustering- These methods are relatively independent from online map services. The implementation technique is divided into either real-time methods or pre-processing methods.</text:p>
      <text:p text:style-name="P10"><text:tab/>2.1) Real-time methods, the server responds to the user’s query and performs clustering on the fly. This method cannot be used for applications with huge datasets since the response time is much too long.</text:p>
      <text:p text:style-name="P10">2.2) Pre-processing methods- they pre-cluster the dataset at different zoom levels. The server first converts each symbol’s position to a pair of pixel coordinates on the screen at each zooming level. It then calculates the pixel distance between symbols and combines the symbols closest to one another into one cluster symbol. Finally, these cluster symbols are saved on the server and are displayed at their pre-determined optical zoom levels, depending on user queries.</text:p>
      <text:p text:style-name="P10"/>
      <text:p text:style-name="P10"/>
      <text:p text:style-name="P10"/>
      <text:p text:style-name="P10"/>
      <text:p text:style-name="P10">Geospatial clustering is a very important method in the field of Geographic Knowledge Discovery.</text:p>
      <text:p text:style-name="P10"/>
      <text:p text:style-name="P10">To reduce execution time, clustering, spatial indexing and data compression techniques will be used to improve network data transmission.</text:p>
      <text:p text:style-name="P10"/>
      <text:p text:style-name="P10">“Do the current clustering mechnism deal with real-time dataset rather than static dataset”.</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3:53:12.748903183</meta:creation-date>
    <dc:date>2018-09-05T14:41:05.593750700</dc:date>
    <meta:editing-duration>PT47M38S</meta:editing-duration>
    <meta:editing-cycles>42</meta:editing-cycles>
    <meta:generator>LibreOffice/6.0.3.2$Linux_X86_64 LibreOffice_project/00m0$Build-2</meta:generator>
    <meta:document-statistic meta:table-count="0" meta:image-count="0" meta:object-count="0" meta:page-count="2" meta:paragraph-count="27" meta:word-count="676" meta:character-count="4441" meta:non-whitespace-character-count="3790"/>
  </office:meta>
</office:document-meta>
</file>